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style:font-name-complex="Times New Roman1"/>
    </style:style>
    <style:style style:name="P2" style:family="paragraph" style:parent-style-name="Standard" style:master-page-name="Standard">
      <style:paragraph-properties style:page-number="auto"/>
      <style:text-properties fo:color="#000000" style:font-name="Times New Roman" fo:background-color="#ffff00" style:font-name-complex="Times New Roman1"/>
    </style:style>
    <style:style style:name="P3" style:family="paragraph" style:parent-style-name="Standard">
      <style:text-properties fo:color="#000000" style:font-name="Times New Roman" fo:language="en" fo:country="US" style:font-name-complex="Times New Roman1"/>
    </style:style>
    <style:style style:name="P4" style:family="paragraph" style:parent-style-name="Standard">
      <style:text-properties fo:color="#000000" style:font-name="Times New Roman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Victoria Hospital Emergency Department</text:p>
      <text:p text:style-name="P3">800 Commissioners Rd E <text:line-break/>London, Ontario <text:line-break/>N6A 5W9</text:p>
      <text:p text:style-name="P3">519-685-8500</text:p>
      <text:p text:style-name="P1"/>
      <text:p text:style-name="P1">University Hospital Emergency Department</text:p>
      <text:p text:style-name="P3">339 Windermere Road</text:p>
      <text:p text:style-name="P3">London, Ontario<text:line-break/>N6A 5A5</text:p>
      <text:p text:style-name="P3">519 685-8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24</meta:editing-cycles>
    <meta:creation-date>2018-07-04T17:45:00</meta:creation-date>
    <dc:date>2018-08-08T18:13:17.795828656</dc:date>
    <meta:editing-duration>PT2H21M40S</meta:editing-duration>
    <meta:generator>LibreOffice/6.0.5.2$MacOSX_X86_64 LibreOffice_project/54c8cbb85f300ac59db32fe8a675ff7683cd5a16</meta:generator>
    <meta:document-statistic meta:table-count="0" meta:image-count="0" meta:object-count="0" meta:page-count="1" meta:paragraph-count="7" meta:word-count="26" meta:character-count="192" meta:non-whitespace-character-count="1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